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1]=&quot;&quot;;&quot;&quot;;ROW([.B71])-1)" office:value-type="float" office:value="70" calcext:value-type="float">
            <text:p>70</text:p>
          </table:table-cell>
          <table:table-cell office:value-type="date" office:date-value="2026-03-24" calcext:value-type="date">
            <text:p>24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– SQL Server e Analysis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2]=&quot;&quot;;&quot;&quot;;ROW([.B72])-1)" office:value-type="float" office:value="71" calcext:value-type="float">
            <text:p>71</text:p>
          </table:table-cell>
          <table:table-cell office:value-type="date" office:date-value="2026-03-26" calcext:value-type="date">
            <text:p>26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Metrics &amp; Monitoring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3]=&quot;&quot;;&quot;&quot;;ROW([.B73])-1)" office:value-type="float" office:value="72" calcext:value-type="float">
            <text:p>72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Backup &amp; Recov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4]=&quot;&quot;;&quot;&quot;;ROW([.B74])-1)" office:value-type="float" office:value="73" calcext:value-type="float">
            <text:p>73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Upgrades &amp; Maintenanc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7T10:34:17.743444269</dc:date>
    <meta:editing-duration>PT1H28M22S</meta:editing-duration>
    <meta:editing-cycles>47</meta:editing-cycles>
    <meta:generator>LibreOffice/7.3.7.2$Linux_X86_64 LibreOffice_project/30$Build-2</meta:generator>
    <meta:document-statistic meta:table-count="1" meta:cell-count="518" meta:object-count="0"/>
  </office:meta>
</office:document-meta>
</file>